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Standard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5.293cm" loext:decorative="false"/>
      <style:paragraph-properties style:writing-mode="lr-tb"/>
    </style:style>
    <style:style style:name="gr2" style:family="graphic" style:parent-style-name="standard">
      <style:graphic-properties draw:stroke="solid" svg:stroke-width="0.102cm" svg:stroke-color="#cccccc" draw:marker-start-width="0.508cm" draw:marker-end-width="0.508cm" draw:fill="gradient" draw:fill-color="#ffffff" draw:fill-gradient-name="Gradient_20_4" draw:gradient-step-count="0" draw:textarea-horizontal-align="justify" draw:textarea-vertical-align="middle" draw:auto-grow-height="false" fo:min-height="8.64cm" fo:min-width="5.85cm" fo:padding-top="0.226cm" fo:padding-bottom="0.226cm" fo:padding-left="0.351cm" fo:padding-right="0.351cm" loext:decorative="false"/>
    </style:style>
    <style:style style:name="gr3" style:family="graphic" style:parent-style-name="standard">
      <style:graphic-properties draw:stroke="none" svg:stroke-color="#999999" draw:fill="solid" draw:fill-color="#cccccc" draw:textarea-horizontal-align="justify" draw:textarea-vertical-align="middle" draw:auto-grow-height="false" fo:min-height="0.339cm" fo:min-width="4.58cm" loext:decorative="false"/>
    </style:style>
    <style:style style:name="gr4" style:family="graphic" style:parent-style-name="standard">
      <style:graphic-properties draw:stroke="none" svg:stroke-color="#999999" draw:fill="solid" draw:fill-color="#cccccc" draw:textarea-horizontal-align="justify" draw:textarea-vertical-align="middle" draw:auto-grow-height="false" fo:min-height="0.34cm" fo:min-width="4.58cm" loext:decorative="false"/>
    </style:style>
    <style:style style:name="gr5" style:family="graphic" style:parent-style-name="standard">
      <style:graphic-properties draw:stroke="none" draw:fill="solid" draw:fill-color="#cccccc" draw:textarea-vertical-align="middle" loext:decorative="false"/>
    </style:style>
    <style:style style:name="gr6" style:family="graphic" style:parent-style-name="standard">
      <style:graphic-properties svg:stroke-width="0.102cm" svg:stroke-color="#cccccc" draw:marker-start-width="0.356cm" draw:marker-end-width="0.356cm" draw:fill="gradient" draw:fill-gradient-name="Gradient_20_8" draw:gradient-step-count="0" draw:textarea-horizontal-align="justify" draw:textarea-vertical-align="middle" draw:auto-grow-height="false" fo:min-height="0.797cm" fo:min-width="1.305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11.229cm" loext:decorative="false"/>
      <style:paragraph-properties style:writing-mode="lr-tb"/>
    </style:style>
    <style:style style:name="gr8" style:family="graphic">
      <style:graphic-properties loext:decorative="false"/>
    </style:style>
    <style:style style:name="gr9" style:family="graphic" style:parent-style-name="standard">
      <style:graphic-properties draw:stroke="none" draw:fill="solid" draw:fill-color="#355269" draw:textarea-horizontal-align="center" draw:textarea-vertical-align="middle" fo:min-height="4.234cm" draw:shadow="hidden" loext:decorative="false"/>
    </style:style>
    <style:style style:name="gr10" style:family="graphic" style:parent-style-name="standard">
      <style:graphic-properties svg:stroke-width="0.102cm" svg:stroke-color="#cccccc" draw:marker-start-width="0.356cm" draw:marker-end-width="0.356cm" draw:fill="gradient" draw:fill-gradient-name="Gradient_20_8" draw:gradient-step-count="0" draw:textarea-horizontal-align="justify" draw:textarea-vertical-align="middle" draw:auto-grow-height="false" fo:min-height="0.797cm" fo:min-width="1.305cm" fo:padding-top="0.175cm" fo:padding-bottom="0.175cm" fo:padding-left="0.3cm" fo:padding-right="0.3cm" draw:shadow="hidden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svg:stroke-width="0.254cm" svg:stroke-color="#ffffff" draw:marker-start-width="0.584cm" draw:marker-end-width="0.584cm" draw:fill="solid" draw:fill-color="#b2b2b2" draw:textarea-horizontal-align="justify" draw:textarea-vertical-align="middle" draw:auto-grow-height="false" fo:min-height="4.195cm" fo:min-width="3.31cm" fo:padding-top="0.252cm" fo:padding-bottom="0.252cm" fo:padding-left="0.377cm" fo:padding-right="0.377cm" loext:decorative="false"/>
    </style:style>
    <style:style style:name="gr13" style:family="graphic" style:parent-style-name="standard">
      <style:graphic-properties draw:fill="solid" draw:fill-color="#000000" draw:textarea-vertical-align="middle" loext:decorative="false"/>
    </style:style>
    <style:style style:name="gr14" style:family="graphic" style:parent-style-name="standard">
      <style:graphic-properties svg:stroke-width="0.254cm" svg:stroke-color="#ffffff" draw:marker-start-width="0.584cm" draw:marker-end-width="0.584cm" draw:fill="solid" draw:fill-color="#cccccc" draw:textarea-horizontal-align="justify" draw:textarea-vertical-align="middle" draw:auto-grow-height="false" fo:min-height="0.319cm" fo:min-width="0.517cm" fo:padding-top="0.252cm" fo:padding-bottom="0.252cm" fo:padding-left="0.377cm" fo:padding-right="0.377cm" loext:decorative="false"/>
    </style:style>
    <style:style style:name="gr15" style:family="graphic" style:parent-style-name="standard">
      <style:graphic-properties svg:stroke-width="0.254cm" svg:stroke-color="#ffffff" draw:marker-start-width="0.584cm" draw:marker-end-width="0.584cm" draw:fill="solid" draw:fill-color="#cccccc" draw:textarea-horizontal-align="justify" draw:textarea-vertical-align="middle" draw:auto-grow-height="false" fo:min-height="0.319cm" fo:min-width="0.517cm" fo:padding-top="0.252cm" fo:padding-bottom="0.252cm" fo:padding-left="0.377cm" fo:padding-right="0.377cm" draw:shadow="hidden" loext:decorative="false"/>
    </style:style>
    <style:style style:name="P1" style:family="paragraph">
      <loext:graphic-properties draw:fill="none"/>
      <style:text-properties fo:font-size="150pt"/>
    </style:style>
    <style:style style:name="P2" style:family="paragraph">
      <loext:graphic-properties draw:fill="gradient" draw:fill-color="#ffffff" draw:fill-gradient-name="Gradient_20_4" draw:gradient-step-count="0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gradient" draw:fill-gradient-name="Gradient_20_8" draw:gradient-step-count="0"/>
      <style:paragraph-properties fo:text-align="center"/>
    </style:style>
    <style:style style:name="P5" style:family="paragraph">
      <loext:graphic-properties draw:fill="none" draw:fill-color="#ffffff"/>
      <style:text-properties fo:color="#355269" loext:opacity="100%" style:font-name="Lucida Console2" fo:font-size="44pt"/>
    </style:style>
    <style:style style:name="P6" style:family="paragraph">
      <loext:graphic-properties draw:fill="solid" draw:fill-color="#355269"/>
      <style:paragraph-properties fo:text-align="center"/>
      <style:text-properties fo:font-size="150pt"/>
    </style:style>
    <style:style style:name="P7" style:family="paragraph">
      <loext:graphic-properties draw:fill="none" draw:fill-color="#ffffff"/>
      <style:text-properties fo:color="#ffffff" loext:opacity="100%" style:font-name="Lucida Console2" fo:font-size="44pt"/>
    </style:style>
    <style:style style:name="P8" style:family="paragraph">
      <loext:graphic-properties draw:fill="none" draw:fill-color="#ffffff"/>
      <style:text-properties fo:color="#000000" loext:opacity="100%" style:font-name="Lucida Console2" fo:font-size="44pt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T1" style:family="text">
      <style:text-properties fo:color="#355269" loext:opacity="100%" style:font-name="Lucida Console2" fo:font-size="150pt"/>
    </style:style>
    <style:style style:name="T2" style:family="text">
      <style:text-properties fo:color="#355269" loext:opacity="100%" style:font-name="Lucida Console2" fo:font-size="44pt"/>
    </style:style>
    <style:style style:name="T3" style:family="text">
      <style:text-properties fo:color="#ffffff" loext:opacity="100%" style:font-name="Lucida Console2" fo:font-size="44pt"/>
    </style:style>
    <style:style style:name="T4" style:family="text">
      <style:text-properties fo:color="#000000" loext:opacity="100%" style:font-name="Lucida Console2" fo:font-size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08cm" svg:height="5.543cm" svg:x="6.869cm" svg:y="11.993cm">
          <draw:text-box>
            <text:p><text:span text:style-name="T1">x</text:span></text:p>
          </draw:text-box>
        </draw:frame>
        <draw:path draw:style-name="gr2" draw:text-style-name="P2" draw:layer="layout" svg:width="6.451cm" svg:height="7.67cm" svg:x="7.35cm" svg:y="8.62cm" svg:viewBox="0 0 6452 7671" svg:d="M6452 0v7620c0 9-2 18-7 26-4 7-11 14-18 18-8 5-17 7-26 7h-2540c-9 0-18-2-25-7-4-2-7-4-10-7l-3810-3538c-3-3-7-7-9-11-5-8-7-17-7-26v-4082z">
          <text:p/>
        </draw:path>
        <draw:custom-shape draw:style-name="gr3" draw:text-style-name="P3" draw:layer="layout" svg:width="5.08cm" svg:height="0.589cm" svg:x="8.036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08cm" svg:height="0.59cm" svg:x="8.036cm" svg:y="11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08cm" svg:height="0.59cm" svg:x="8.036cm" svg:y="12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3" draw:layer="layout" svg:width="3.809cm" svg:height="0.589cm" svg:x="9.306cm" svg:y="13.427cm" svg:viewBox="0 0 3810 590" draw:points="0,0 544,590 3810,590 3810,0">
          <text:p/>
        </draw:polygon>
        <draw:custom-shape draw:style-name="gr6" draw:text-style-name="P4" draw:layer="layout" svg:width="3.81cm" svg:height="3.538cm" svg:x="7.401cm" svg:y="12.753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Standard">
        <draw:frame draw:style-name="gr7" draw:text-style-name="P5" draw:layer="layout" svg:width="11.729cm" svg:height="1.805cm" svg:x="5.781cm" svg:y="11.53cm">
          <draw:text-box>
            <text:p><text:span text:style-name="T2">${underdocx}</text:span></text:p>
          </draw:text-box>
        </draw:frame>
        <draw:g draw:style-name="gr8">
          <draw:path draw:style-name="gr9" draw:text-style-name="P6" draw:layer="layout" svg:width="0.925cm" svg:height="0.947cm" svg:x="3.543cm" svg:y="12.664cm" svg:viewBox="0 0 926 948" svg:d="M0 948c118-160 235-319 353-479-117-156-234-313-351-469 72 0 143 0 215 0 88 117 175 233 262 350 80-117 160-233 241-350 56 0 113 0 170 0-108 156-215 312-323 468 120 160 240 320 359 480-71 0-143 0-214 0-91-121-181-242-272-362-89 120-177 241-266 362-58 0-116 0-174 0z">
            <text:p/>
          </draw:path>
          <draw:path draw:style-name="gr2" draw:text-style-name="P2" draw:layer="layout" svg:width="2.179cm" svg:height="2.591cm" svg:x="3.54cm" svg:y="11.02cm" svg:viewBox="0 0 2180 2592" svg:d="M2180 0c0 858 0 1716 0 2575 0 3-1 6-2 8-2 3-4 5-6 7-3 1-6 2-9 2-286 0-572 0-858 0-3 0-7-1-9-2-1-1-2-2-3-3-429-398-858-797-1288-1195-1-1-2-3-3-4-1-3-2-6-2-9 0-460 0-919 0-1379 727 0 1453 0 2180 0z">
            <text:p/>
          </draw:path>
          <draw:path draw:style-name="gr3" draw:text-style-name="P3" draw:layer="layout" svg:width="1.715cm" svg:height="0.198cm" svg:x="3.772cm" svg:y="11.449cm" svg:viewBox="0 0 1716 199" svg:d="M0 199c0-66 0-133 0-199 572 0 1144 0 1716 0 0 66 0 133 0 199-572 0-1144 0-1716 0z">
            <text:p/>
          </draw:path>
          <draw:path draw:style-name="gr4" draw:text-style-name="P3" draw:layer="layout" svg:width="1.715cm" svg:height="0.198cm" svg:x="3.772cm" svg:y="11.847cm" svg:viewBox="0 0 1716 199" svg:d="M0 199c0-66 0-133 0-199 572 0 1144 0 1716 0 0 66 0 133 0 199-572 0-1144 0-1716 0z">
            <text:p/>
          </draw:path>
          <draw:path draw:style-name="gr4" draw:text-style-name="P3" draw:layer="layout" svg:width="1.715cm" svg:height="0.198cm" svg:x="3.772cm" svg:y="12.246cm" svg:viewBox="0 0 1716 199" svg:d="M0 199c0-66 0-133 0-199 572 0 1144 0 1716 0 0 66 0 133 0 199-572 0-1144 0-1716 0z">
            <text:p/>
          </draw:path>
          <draw:path draw:style-name="gr5" draw:text-style-name="P3" draw:layer="layout" svg:width="1.286cm" svg:height="0.198cm" svg:x="4.201cm" svg:y="12.644cm" svg:viewBox="0 0 1287 199" svg:d="M0 0c61 66 123 133 184 199 368 0 735 0 1103 0 0-66 0-133 0-199-429 0-858 0-1287 0z">
            <text:p/>
          </draw:path>
          <draw:path draw:style-name="gr10" draw:text-style-name="P4" draw:layer="layout" svg:width="1.287cm" svg:height="1.195cm" svg:x="3.557cm" svg:y="12.416cm" svg:viewBox="0 0 1288 1196" svg:d="M1288 1196c-430-399-859-797-1288-1196 429 0 858 0 1288 0 0 399 0 797 0 1196z">
            <text:p/>
          </draw:path>
        </draw:g>
        <draw:frame draw:style-name="gr7" draw:text-style-name="P7" draw:layer="layout" svg:width="11.729cm" svg:height="1.805cm" svg:x="4.81cm" svg:y="16.24cm">
          <draw:text-box>
            <text:p><text:span text:style-name="T3">${underdocx}</text:span></text:p>
          </draw:text-box>
        </draw:frame>
        <draw:frame draw:style-name="gr7" draw:text-style-name="P8" draw:layer="layout" svg:width="11.729cm" svg:height="1.805cm" svg:x="4.81cm" svg:y="21.32cm">
          <draw:text-box>
            <text:p><text:span text:style-name="T4">${underdocx}</text:span></text:p>
          </draw:text-box>
        </draw:frame>
      </draw:page>
      <draw:page draw:name="page3" draw:style-name="dp1" draw:master-page-name="Standard">
        <draw:g draw:style-name="gr11">
          <draw:polygon draw:style-name="gr12" draw:text-style-name="P9" draw:layer="layout" svg:width="3.809cm" svg:height="4.444cm" svg:x="14.97cm" svg:y="2.27cm" svg:viewBox="0 0 3810 4445" draw:points="3810,2541 3810,4445 0,4445 0,0 1269,0">
            <text:p/>
          </draw:polygon>
          <draw:g draw:style-name="gr8">
            <draw:polygon draw:style-name="gr13" draw:text-style-name="P10" draw:layer="layout" svg:width="1.499cm" svg:height="1.671cm" svg:x="17.148cm" svg:y="2.402cm" svg:viewBox="0 0 1500 1672" draw:points="0,0 375,0 1500,1672 1125,1672">
              <text:p/>
            </draw:polygon>
            <draw:polygon draw:style-name="gr13" draw:text-style-name="P10" draw:layer="layout" svg:width="1.499cm" svg:height="1.671cm" svg:x="17.148cm" svg:y="2.402cm" svg:viewBox="0 0 1500 1672" draw:points="1500,0 1125,0 0,1672 375,1672">
              <text:p/>
            </draw:polygon>
          </draw:g>
          <draw:custom-shape draw:style-name="gr14" draw:text-style-name="P3" draw:layer="layout" svg:width="2.54cm" svg:height="2.54cm" svg:x="16.239cm" svg:y="2.271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 draw:style-name="gr11">
          <draw:path draw:style-name="gr12" draw:text-style-name="P9" draw:layer="layout" svg:width="3.809cm" svg:height="4.444cm" svg:x="8.62cm" svg:y="2.27cm" svg:viewBox="0 0 3810 4445" svg:d="M3810 2541c0 635 0 1269 0 1904-1270 0-2540 0-3810 0 0-1482 0-2963 0-4445 423 0 846 0 1269 0 847 847 1694 1694 2541 2541z">
            <text:p/>
          </draw:path>
          <draw:g draw:style-name="gr8">
            <draw:path draw:style-name="gr13" draw:text-style-name="P10" draw:layer="layout" svg:width="1.499cm" svg:height="1.671cm" svg:x="10.798cm" svg:y="2.402cm" svg:viewBox="0 0 1500 1672" svg:d="M0 0c125 0 250 0 375 0 375 557 750 1115 1125 1672-125 0-250 0-375 0-375-557-750-1115-1125-1672z">
              <text:p/>
            </draw:path>
            <draw:path draw:style-name="gr13" draw:text-style-name="P10" draw:layer="layout" svg:width="1.499cm" svg:height="1.671cm" svg:x="10.798cm" svg:y="2.402cm" svg:viewBox="0 0 1500 1672" svg:d="M1500 0c-125 0-250 0-375 0-375 557-750 1115-1125 1672 125 0 250 0 375 0 375-557 750-1115 1125-1672z">
              <text:p/>
            </draw:path>
          </draw:g>
          <draw:path draw:style-name="gr15" draw:text-style-name="P3" draw:layer="layout" svg:width="2.54cm" svg:height="2.54cm" svg:x="9.889cm" svg:y="2.271cm" svg:viewBox="0 0 2541 2541" svg:d="M0 0c847 847 1694 1694 2541 2541-847 0-1694 0-2541 0 0-847 0-1694 0-254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Standard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Gradient_20_11" draw:display-name="Gradient 11" draw:style="linear" draw:start-color="#cccccc" draw:end-color="#a3a3a3" draw:start-intensity="100%" draw:end-intensity="100%" draw:angle="0deg" draw:border="0%">
      <loext:gradient-stop svg:offset="0" loext:color-type="rgb" loext:color-value="#cccccc"/>
      <loext:gradient-stop svg:offset="1" loext:color-type="rgb" loext:color-value="#a3a3a3"/>
    </draw:gradient>
    <draw:gradient draw:name="Gradient_20_4" draw:display-name="Gradient 4" draw:style="linear" draw:start-color="#ffffff" draw:end-color="#eeeeee" draw:start-intensity="100%" draw:end-intensity="100%" draw:angle="30deg" draw:border="0%">
      <loext:gradient-stop svg:offset="0" loext:color-type="rgb" loext:color-value="#ffffff"/>
      <loext:gradient-stop svg:offset="1" loext:color-type="rgb" loext:color-value="#eeeeee"/>
    </draw:gradient>
    <draw:gradient draw:name="Gradient_20_8" draw:display-name="Gradient 8" draw:style="linear" draw:start-color="#b2b2b2" draw:end-color="#eeeeee" draw:start-intensity="100%" draw:end-intensity="100%" draw:angle="120deg" draw:border="0%">
      <loext:gradient-stop svg:offset="0" loext:color-type="rgb" loext:color-value="#b2b2b2"/>
      <loext:gradient-stop svg:offset="1" loext:color-type="rgb" loext:color-value="#eeeeee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3T09:16:21.933000000</meta:creation-date>
    <dc:date>2025-02-06T14:48:38.495000000</dc:date>
    <meta:editing-duration>PT52M18S</meta:editing-duration>
    <meta:editing-cycles>15</meta:editing-cycles>
    <meta:generator>LibreOffice/7.6.2.1$Windows_X86_64 LibreOffice_project/56f7684011345957bbf33a7ee678afaf4d2ba333</meta:generator>
    <meta:document-statistic meta:object-count="30"/>
  </office:meta>
</office:document-meta>
</file>